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4"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style>
    <style:style style:name="P7" style:family="paragraph" style:parent-style-name="Standard">
      <style:paragraph-properties fo:margin-left="0cm" fo:margin-right="0cm" fo:margin-top="0cm" fo:margin-bottom="0cm" fo:orphans="2" fo:widows="2" fo:text-indent="0cm" style:auto-text-indent="false" fo:padding="0cm" fo:border="none"/>
    </style:style>
    <style:style style:name="P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2" style:family="paragraph" style:parent-style-name="Text_20_body">
      <style:paragraph-properties fo:margin-left="0cm" fo:margin-right="0cm" fo:margin-top="0cm" fo:margin-bottom="0cm" fo:orphans="2" fo:widows="2" fo:text-indent="0cm" style:auto-text-indent="false"/>
    </style:style>
    <style:style style:name="P13"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5" style:family="paragraph" style:parent-style-name="Standard">
      <style:paragraph-properties fo:margin-left="0cm" fo:margin-right="0cm" fo:orphans="2" fo:widows="2" fo:text-indent="0cm" style:auto-text-indent="false"/>
    </style:style>
    <style:style style:name="P16"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7"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8"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19"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3">corountines</text:p>
      <text:p text:style-name="P3">statics</text:p>
      <text:p text:style-name="P3"/>
      <text:p text:style-name="P3">drum roll sound</text:p>
      <text:p text:style-name="P3">explosion sound</text:p>
      <text:p text:style-name="P3">powder keg</text:p>
      <text:p text:style-name="P3">metal arc for making sparks curly metal sharpener thing</text:p>
      <text:p text:style-name="P3"><text:soft-page-break/>pub babble - into panic screach chairs when lit</text:p>
      <text:p text:style-name="P3">free irish drinking music backgrounfd</text:p>
      <text:p text:style-name="P3">lit fuse sound</text:p>
      <text:p text:style-name="P3"/>
      <text:p text:style-name="P3">view port rectangle for screen split</text:p>
      <text:p text:style-name="P3"/>
      <text:p text:style-name="P14">code optimising</text:p>
      <text:p text:style-name="P12"><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19">might be nice if health boxes give you the health you are + a percentage back so the more damaged you are by taking a fight more health you gain – insentive and comeback mechanic or reason to get health at the last moment!</text:p>
      <text:p text:style-name="Standard"/>
      <text:p text:style-name="P15"><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5"><text:a xlink:type="simple" xlink:href="https://vimeo.com/36579366" office:target-frame-name="_blank" xlink:show="new" text:style-name="Internet_20_link" text:visited-style-name="Visited_20_Internet_20_Link"><text:span text:style-name="T1">https://vimeo.com/36579366</text:span></text:a> </text:p>
      <text:p text:style-name="P15"><text:span text:style-name="T5">when refactoring make alist of useful stuff from sololearn course and then try and use all o fthem so i get practice of each</text:span> </text:p>
      <text:p text:style-name="P15">try and get these things in refactor to help me learn them</text:p>
      <text:p text:style-name="P15"/>
      <text:p text:style-name="P15"/>
      <text:p text:style-name="P15"/>
      <text:p text:style-name="Standard"/>
      <text:p text:style-name="P3">a constructor same name as class and runs when instantiate class, could be use ful for refactor of my code maybe. not sure how it is different to start</text:p>
      <text:p text:style-name="P3"/>
      <text:p text:style-name="P7"><text:span text:style-name="T3">public string Name</text:span><text:span text:style-name="T2"> </text:span><text:span text:style-name="T4">//property</text:span><text:line-break/><text:span text:style-name="T3">{<text:line-break/>get { return name; }<text:line-break/>set { name = value; }</text:span></text:p>
      <text:p text:style-name="P9">}</text:p>
      <text:p text:style-name="P3"/>
      <text:p text:style-name="P8"><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3"/>
      <text:p text:style-name="P3">this would refactor my playersetting static instances nicely</text:p>
      <text:p text:style-name="P3"/>
      <text:p text:style-name="P6"><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4">}</text:p>
      <text:p text:style-name="P8">...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6"><text:span text:style-name="T5">when refactor canon  </text:span><text:span text:style-name="T3">~Dog() - destructor runs on destruction</text:span></text:p>
      <text:p text:style-name="P3"/>
      <text:p text:style-name="P3">could be useful for setting up enemy types</text:p>
      <text:p text:style-name="P17"><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5"><text:soft-page-break/><text:span text:style-name="T5">should playersettings be an abstractic class because i only take from it static classes but never use it itself</text:span> </text:p>
      <text:p text:style-name="P5">should playersettings be an abstractic class because i only take from it static classes but never use it itself </text:p>
      <text:p text:style-name="P3">or interface if all elements abstract</text:p>
      <text:p text:style-name="P3"/>
      <text:p text:style-name="P3">really need to plan the refactor and compare abstracts interfaces etc and really plan out all the elements i want to use and where most appropriate</text:p>
      <text:p text:style-name="P3">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18">look up development when to use a nested class for example</text:p>
      <text:p text:style-name="P3">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3">does abstract struct exist ... nope</text:p>
      <text:p text:style-name="P3"/>
      <text:p text:style-name="P14">what about a struct with a this(){index whatever} would this allow a struct holding ever one of the player settup</text:p>
      <text:h text:style-name="P11" text:outline-level="2">Structs vs Classes</text:h>
      <text:p text:style-name="P10"><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3"/>
      <text:p text:style-name="P13">so maybe a class with a struct the struct holding the non changeable data per class player settings</text:p>
      <text:p text:style-name="P13"/>
      <text:p text:style-name="P13">... maybe make a grid of all the possible ways of playersettings functioning and then ask someone who has skill with c#</text:p>
      <text:p text:style-name="P13">maybe dad or alan will know someone - do pros and cons analysis</text:p>
      <text:p text:style-name="P13"/>
      <text:p text:style-name="P13">need to find a good graphic comparing struct enums classes ... - what are all these things called operators, no, types, no, ... </text:p>
      <text:p text:style-name="P13"/>
      <text:p text:style-name="P13"/>
      <text:p text:style-name="P13">use enum switch statements somewhere maybe would work well in the arrays of the pirate speach </text:p>
      <text:p text:style-name="P13"/>
      <text:p text:style-name="P13">need a way of working out when ai bust so can set them to blow themselves up</text:p>
      <text:p text:style-name="P13"/>
      <text:p text:style-name="P13"/>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text:p>
      <text:p text:style-name="Standard"/>
      <text:p text:style-name="Standard"/>
      <text:p text:style-name="Standard"/>
      <text:p text:style-name="Standard">look up goto, continue and anon for breaking out nested loops </text:p>
      <text:p text:style-name="Standard"/>
      <text:p text:style-name="Standard">need to disable camera on sink</text:p>
      <text:p text:style-name="Standard">not nevessary to freeze cam when sink yet looks cool underwater though lose the blue wonder if can make the volume underneath blue and only visible when you die so doesnt mess the transparency </text:p>
      <text:p text:style-name="Standard"/>
      <text:p text:style-name="Standard">need take network code out of battlecam and maybe other old scripts need better labeling</text:p>
      <text:p text:style-name="Standard">really need to figure out what needs what labels for what. </text:p>
      <text:p text:style-name="Standard"><text:soft-page-break/>Maybe its a simple as taging things as “ship red” and as long as string starts with ships thats info need and if want colour check after 5 th character messy though</text:p>
      <text:p text:style-name="Standard">do excel what uses tags and for what</text:p>
      <text:p text:style-name="Standard"/>
      <text:p text:style-name="Standard">try use ontrigger enter not stay count things entering leaving trigger as trigger stay is intensive</text:p>
      <text:p text:style-name="Standard"/>
      <text:p text:style-name="Standard">how to make hierachy objects independent of their parents scales? E,g battle cam canves shrinks when rect shrink for the cam to allow 4 view port.s. But that alters its trigger.</text:p>
      <text:p text:style-name="Standard">Im wiring manually the tactical triggers to their texture but would of liked it in the architecture consider on refactoring – fixed by changing type to world space canvas</text:p>
      <text:p text:style-name="Standard">I have the issue that my render textures are not part of the prefab so multiple instantiations dont result in multiple textures could use the camera rect again maybe, could make a render texture in code, could see if there is a way of making a render texture part of a prefab</text:p>
      <text:p text:style-name="Standard">maybe raycast is way to 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69</meta:editing-cycles>
    <meta:creation-date>2018-10-19T14:39:00</meta:creation-date>
    <dc:date>2018-11-21T02:12:37.14</dc:date>
    <meta:editing-duration>P1DT11H34M2S</meta:editing-duration>
    <meta:generator>OpenOffice/4.1.5$Win32 OpenOffice.org_project/415m1$Build-9789</meta:generator>
    <meta:document-statistic meta:table-count="0" meta:image-count="0" meta:object-count="0" meta:page-count="12" meta:paragraph-count="166" meta:word-count="2752" meta:character-count="1543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